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style:language-asian="zxx" style:country-asian="none" style:language-complex="zxx" style:country-complex="none"/>
    </style:style>
    <style:style style:name="T1" style:family="text">
      <style:text-properties fo:language="da" fo:country="DK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UNO (eller 2)</text:p>
      <text:p text:style-name="P1"/>
      <text:p text:style-name="P1">RFID modul:</text:p>
      <text:p text:style-name="Standard"><text:span text:style-name="T1"><text:tab/>Adafruit PN532 </text:span><text:a xlink:type="simple" xlink:href="http://www.adafruit.com/products/789">http://www.adafruit.com/products/789</text:a><text:span text:style-name="T1"> reader / writer</text:span></text:p>
      <text:p text:style-name="P1">diode x10 (or other kind of lights)</text:p>
      <text:p text:style-name="P1">RFID writeable tags passiv low frequint 2 to 3 suited range = 5 cm</text:p>
      <text:p text:style-name="P1">LCD display <text:a xlink:type="simple" xlink:href="http://www.adafruit.com/products/714">http://www.adafruit.com/products/714</text:a> </text:p>
      <text:p text:style-name="P1">keypad</text:p>
      <text:p text:style-name="P1"/>
      <text:p text:style-name="P1"/>
      <text:p text:style-name="P1"/>
      <text:p text:style-name="P1">Optional:</text:p>
      <text:p text:style-name="P1"/>
      <text:p text:style-name="Standard"><text:a xlink:type="simple" xlink:href="http://www.seeedstudio.com/depot/electronic-brick-125khz-rfid-card-reader-p-702.html?cPath=48_52">http://www.seeedstudio.com/depot/electronic-brick-125khz-rfid-card-reader-p-702.html?cPath=48_52</text:a><text:span text:style-name="T1"> reader</text:span></text:p>
      <text:p text:style-name="P1">parallax RFID reader / writer <text:a xlink:type="simple" xlink:href="http://www.parallax.com/Portals/0/Downloads/docs/prod/rf/28440-RFIDReadWrite-v1.0.pdf">http://www.parallax.com/Portals/0/Downloads/docs/prod/rf/28440-RFIDReadWrite-v1.0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H44M11S</meta:editing-duration>
    <meta:editing-cycles>7</meta:editing-cycles>
    <meta:generator>OpenOffice.org/3.3$Win32 OpenOffice.org_project/330m20$Build-9567</meta:generator>
    <dc:date>2013-02-13T14:04:08.88</dc:date>
    <dc:creator>Aleksander Nilsson</dc:creator>
    <meta:document-statistic meta:table-count="0" meta:image-count="0" meta:object-count="0" meta:page-count="1" meta:paragraph-count="10" meta:word-count="46" meta:character-count="483"/>
    <meta:user-defined meta:name="Info 1"/>
    <meta:user-defined meta:name="Info 2"/>
    <meta:user-defined meta:name="Info 3"/>
    <meta:user-defined meta:name="Info 4"/>
  </office:meta>
</office:document-meta>
</file>